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120" officeooo:paragraph-rsid="00164120"/>
    </style:style>
    <style:style style:name="T1" style:family="text">
      <style:text-properties officeooo:rsid="001acc83"/>
    </style:style>
    <style:style style:name="T2" style:family="text">
      <style:text-properties officeooo:rsid="0023f1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ssssssssasss</text:span>s<text:span text:style-name="T1">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53:40.250191642</meta:creation-date>
    <dc:date>2018-02-26T15:58:42.187506819</dc:date>
    <meta:editing-duration>PT1H18M5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18" meta:non-whitespace-character-count="18"/>
  </office:meta>
</office:document-meta>
</file>